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Uavg</text:p>
          </table:table-cell>
          <table:table-cell office:value-type="string">
            <text:p>ANGdiff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ANG1</text:p>
          </table:table-cell>
          <table:table-cell office:value-type="string">
            <text:p>ANG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Battery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79</text:p>
          </table:table-cell>
          <table:table-cell office:value-type="string">
            <text:p>206</text:p>
          </table:table-cell>
          <table:table-cell office:value-type="string">
            <text:p>153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5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55</text:p>
          </table:table-cell>
          <table:table-cell office:value-type="string">
            <text:p>186</text:p>
          </table:table-cell>
          <table:table-cell office:value-type="string">
            <text:p>180</text:p>
          </table:table-cell>
          <table:table-cell office:value-type="string">
            <text:p>0</text:p>
          </table:table-cell>
          <table:table-cell office:value-type="string">
            <text:p>305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51</text:p>
          </table:table-cell>
          <table:table-cell office:value-type="string">
            <text:p>185</text:p>
          </table:table-cell>
          <table:table-cell office:value-type="string">
            <text:p>182</text:p>
          </table:table-cell>
          <table:table-cell office:value-type="string">
            <text:p>121</text:p>
          </table:table-cell>
          <table:table-cell office:value-type="string">
            <text:p>70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2</text:p>
          </table:table-cell>
          <table:table-cell office:value-type="string">
            <text:p>85</text:p>
          </table:table-cell>
          <table:table-cell office:value-type="string">
            <text:p>36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1</text:p>
          </table:table-cell>
          <table:table-cell office:value-type="string">
            <text:p>204</text:p>
          </table:table-cell>
          <table:table-cell office:value-type="string">
            <text:p>150</text:p>
          </table:table-cell>
          <table:table-cell office:value-type="string">
            <text:p>50</text:p>
          </table:table-cell>
          <table:table-cell office:value-type="string">
            <text:p>52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1</text:p>
          </table:table-cell>
          <table:table-cell office:value-type="string">
            <text:p>32</text:p>
          </table:table-cell>
          <table:table-cell office:value-type="string">
            <text:p>339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1</text:p>
          </table:table-cell>
          <table:table-cell office:value-type="string">
            <text:p>189</text:p>
          </table:table-cell>
          <table:table-cell office:value-type="string">
            <text:p>136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5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2</text:p>
          </table:table-cell>
          <table:table-cell office:value-type="string">
            <text:p>13</text:p>
          </table:table-cell>
          <table:table-cell office:value-type="string">
            <text:p>320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5</text:p>
          </table:table-cell>
          <table:table-cell office:value-type="string">
            <text:p>188</text:p>
          </table:table-cell>
          <table:table-cell office:value-type="string">
            <text:p>182</text:p>
          </table:table-cell>
          <table:table-cell office:value-type="string">
            <text:p>25</text:p>
          </table:table-cell>
          <table:table-cell office:value-type="string">
            <text:p>330</text:p>
          </table:table-cell>
          <table:table-cell office:value-type="string">
            <text:p>50</text:p>
          </table:table-cell>
          <table:table-cell office:value-type="string">
            <text:p>52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1</text:p>
          </table:table-cell>
          <table:table-cell office:value-type="string">
            <text:p>214</text:p>
          </table:table-cell>
          <table:table-cell office:value-type="string">
            <text:p>160</text:p>
          </table:table-cell>
          <table:table-cell office:value-type="string">
            <text:p>49</text:p>
          </table:table-cell>
          <table:table-cell office:value-type="string">
            <text:p>51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3</text:p>
          </table:table-cell>
          <table:table-cell office:value-type="string">
            <text:p>66</text:p>
          </table:table-cell>
          <table:table-cell office:value-type="string">
            <text:p>14</text:p>
          </table:table-cell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261</text:p>
          </table:table-cell>
          <table:table-cell office:value-type="string">
            <text:p>212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10</text:p>
          </table:table-cell>
          <table:table-cell office:value-type="string">
            <text:p>6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0</text:p>
          </table:table-cell>
          <table:table-cell office:value-type="string">
            <text:p>185</text:p>
          </table:table-cell>
          <table:table-cell office:value-type="string">
            <text:p>185</text:p>
          </table:table-cell>
          <table:table-cell office:value-type="string">
            <text:p>140</text:p>
          </table:table-cell>
          <table:table-cell office:value-type="string">
            <text:p>90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310</text:p>
          </table:table-cell>
          <table:table-cell office:value-type="string">
            <text:p>25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2</text:p>
          </table:table-cell>
          <table:table-cell office:value-type="string">
            <text:p>225</text:p>
          </table:table-cell>
          <table:table-cell office:value-type="string">
            <text:p>170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263</text:p>
          </table:table-cell>
          <table:table-cell office:value-type="string">
            <text:p>214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291</text:p>
          </table:table-cell>
          <table:table-cell office:value-type="string">
            <text:p>242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318</text:p>
          </table:table-cell>
          <table:table-cell office:value-type="string">
            <text:p>268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5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347</text:p>
          </table:table-cell>
          <table:table-cell office:value-type="string">
            <text:p>292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6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0</text:p>
          </table:table-cell>
          <table:table-cell office:value-type="string">
            <text:p>304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5</text:p>
          </table:table-cell>
          <table:table-cell office:value-type="string">
            <text:p>185</text:p>
          </table:table-cell>
          <table:table-cell office:value-type="string">
            <text:p>156</text:p>
          </table:table-cell>
          <table:table-cell office:value-type="string">
            <text:p>10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5</text:p>
          </table:table-cell>
          <table:table-cell office:value-type="string">
            <text:p>183</text:p>
          </table:table-cell>
          <table:table-cell office:value-type="string">
            <text:p>65531</text:p>
          </table:table-cell>
          <table:table-cell office:value-type="string">
            <text:p>30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6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348</text:p>
          </table:table-cell>
          <table:table-cell office:value-type="string">
            <text:p>29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332</text:p>
          </table:table-cell>
          <table:table-cell office:value-type="string">
            <text:p>27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318</text:p>
          </table:table-cell>
          <table:table-cell office:value-type="string">
            <text:p>268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299</text:p>
          </table:table-cell>
          <table:table-cell office:value-type="string">
            <text:p>25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308</text:p>
          </table:table-cell>
          <table:table-cell office:value-type="string">
            <text:p>25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301</text:p>
          </table:table-cell>
          <table:table-cell office:value-type="string">
            <text:p>253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310</text:p>
          </table:table-cell>
          <table:table-cell office:value-type="string">
            <text:p>26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344</text:p>
          </table:table-cell>
          <table:table-cell office:value-type="string">
            <text:p>290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4</text:p>
          </table:table-cell>
          <table:table-cell office:value-type="string">
            <text:p>33</text:p>
          </table:table-cell>
          <table:table-cell office:value-type="string">
            <text:p>340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79</text:p>
          </table:table-cell>
          <table:table-cell office:value-type="string">
            <text:p>29</text:p>
          </table:table-cell>
          <table:table-cell office:value-type="string">
            <text:p>52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20</text:p>
          </table:table-cell>
          <table:table-cell office:value-type="string">
            <text:p>7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153</text:p>
          </table:table-cell>
          <table:table-cell office:value-type="string">
            <text:p>102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67</text:p>
          </table:table-cell>
          <table:table-cell office:value-type="string">
            <text:p>114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29</text:p>
          </table:table-cell>
          <table:table-cell office:value-type="string">
            <text:p>80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5</text:p>
          </table:table-cell>
          <table:table-cell office:value-type="string">
            <text:p>186</text:p>
          </table:table-cell>
          <table:table-cell office:value-type="string">
            <text:p>161</text:p>
          </table:table-cell>
          <table:table-cell office:value-type="string">
            <text:p>109</text:p>
          </table:table-cell>
          <table:table-cell office:value-type="string">
            <text:p>47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150</text:p>
          </table:table-cell>
          <table:table-cell office:value-type="string">
            <text:p>99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40</text:p>
          </table:table-cell>
          <table:table-cell office:value-type="string">
            <text:p>90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132</text:p>
          </table:table-cell>
          <table:table-cell office:value-type="string">
            <text:p>8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90</text:p>
          </table:table-cell>
          <table:table-cell office:value-type="string">
            <text:p>4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18</text:p>
          </table:table-cell>
          <table:table-cell office:value-type="string">
            <text:p>71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7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17</text:p>
          </table:table-cell>
          <table:table-cell office:value-type="string">
            <text:p>7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08</text:p>
          </table:table-cell>
          <table:table-cell office:value-type="string">
            <text:p>57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21</text:p>
          </table:table-cell>
          <table:table-cell office:value-type="string">
            <text:p>7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10</text:p>
          </table:table-cell>
          <table:table-cell office:value-type="string">
            <text:p>62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165</text:p>
          </table:table-cell>
          <table:table-cell office:value-type="string">
            <text:p>11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52</text:p>
          </table:table-cell>
          <table:table-cell office:value-type="string">
            <text:p>185</text:p>
          </table:table-cell>
          <table:table-cell office:value-type="string">
            <text:p>182</text:p>
          </table:table-cell>
          <table:table-cell office:value-type="string">
            <text:p>179</text:p>
          </table:table-cell>
          <table:table-cell office:value-type="string">
            <text:p>127</text:p>
          </table:table-cell>
          <table:table-cell office:value-type="string">
            <text:p>49</text:p>
          </table:table-cell>
          <table:table-cell office:value-type="string">
            <text:p>51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02</text:p>
          </table:table-cell>
          <table:table-cell office:value-type="string">
            <text:p>148</text:p>
          </table:table-cell>
          <table:table-cell office:value-type="string">
            <text:p>49</text:p>
          </table:table-cell>
          <table:table-cell office:value-type="string">
            <text:p>51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3</text:p>
          </table:table-cell>
          <table:table-cell office:value-type="string">
            <text:p>222</text:p>
          </table:table-cell>
          <table:table-cell office:value-type="string">
            <text:p>168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3</text:p>
          </table:table-cell>
          <table:table-cell office:value-type="string">
            <text:p>220</text:p>
          </table:table-cell>
          <table:table-cell office:value-type="string">
            <text:p>166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281</text:p>
          </table:table-cell>
          <table:table-cell office:value-type="string">
            <text:p>23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306</text:p>
          </table:table-cell>
          <table:table-cell office:value-type="string">
            <text:p>258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332</text:p>
          </table:table-cell>
          <table:table-cell office:value-type="string">
            <text:p>280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3</text:p>
          </table:table-cell>
          <table:table-cell office:value-type="string">
            <text:p>309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5</text:p>
          </table:table-cell>
          <table:table-cell office:value-type="string">
            <text:p>31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3</text:p>
          </table:table-cell>
          <table:table-cell office:value-type="string">
            <text:p>61</text:p>
          </table:table-cell>
          <table:table-cell office:value-type="string">
            <text:p>9</text:p>
          </table:table-cell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92</text:p>
          </table:table-cell>
          <table:table-cell office:value-type="string">
            <text:p>183</text:p>
          </table:table-cell>
          <table:table-cell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190</text:p>
          </table:table-cell>
          <table:table-cell office:value-type="string">
            <text:p>183</text:p>
          </table:table-cell>
          <table:table-cell office:value-type="string">
            <text:p>74</text:p>
          </table:table-cell>
          <table:table-cell office:value-type="string">
            <text:p>24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3</text:p>
          </table:table-cell>
          <table:table-cell office:value-type="string">
            <text:p>67</text:p>
          </table:table-cell>
          <table:table-cell office:value-type="string">
            <text:p>14</text:p>
          </table:table-cell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0</text:p>
          </table:table-cell>
          <table:table-cell office:value-type="string">
            <text:p>207</text:p>
          </table:table-cell>
          <table:table-cell office:value-type="string">
            <text:p>155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79</text:p>
          </table:table-cell>
          <table:table-cell office:value-type="string">
            <text:p>38</text:p>
          </table:table-cell>
          <table:table-cell office:value-type="string">
            <text:p>346</text:p>
          </table:table-cell>
          <table:table-cell office:value-type="string">
            <text:p>49</text:p>
          </table:table-cell>
          <table:table-cell office:value-type="string">
            <text:p>51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2</text:p>
          </table:table-cell>
          <table:table-cell office:value-type="string">
            <text:p>185</text:p>
          </table:table-cell>
          <table:table-cell office:value-type="string">
            <text:p>133</text:p>
          </table:table-cell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4</text:p>
          </table:table-cell>
          <table:table-cell office:value-type="string">
            <text:p>343</text:p>
          </table:table-cell>
          <table:table-cell office:value-type="string">
            <text:p>290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325</text:p>
          </table:table-cell>
          <table:table-cell office:value-type="string">
            <text:p>275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49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133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332</text:p>
          </table:table-cell>
          <table:table-cell office:value-type="string">
            <text:p>28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160</text:p>
          </table:table-cell>
          <table:table-cell office:value-type="string">
            <text:p>10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4</text:p>
          </table:table-cell>
          <table:table-cell office:value-type="string">
            <text:p>2</text:p>
          </table:table-cell>
          <table:table-cell office:value-type="string">
            <text:p>30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5</text:p>
          </table:table-cell>
          <table:table-cell office:value-type="string">
            <text:p>188</text:p>
          </table:table-cell>
          <table:table-cell office:value-type="string">
            <text:p>183</text:p>
          </table:table-cell>
          <table:table-cell office:value-type="string">
            <text:p>21</text:p>
          </table:table-cell>
          <table:table-cell office:value-type="string">
            <text:p>326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158</text:p>
          </table:table-cell>
          <table:table-cell office:value-type="string">
            <text:p>10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5</text:p>
          </table:table-cell>
          <table:table-cell office:value-type="string">
            <text:p>183</text:p>
          </table:table-cell>
          <table:table-cell office:value-type="string">
            <text:p>12</text:p>
          </table:table-cell>
          <table:table-cell office:value-type="string">
            <text:p>318</text:p>
          </table:table-cell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140</text:p>
          </table:table-cell>
          <table:table-cell office:value-type="string">
            <text:p>9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331</text:p>
          </table:table-cell>
          <table:table-cell office:value-type="string">
            <text:p>27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338</text:p>
          </table:table-cell>
          <table:table-cell office:value-type="string">
            <text:p>286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65534</text:p>
          </table:table-cell>
          <table:table-cell office:value-type="string">
            <text:p>305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3</text:p>
          </table:table-cell>
          <table:table-cell office:value-type="string">
            <text:p>12</text:p>
          </table:table-cell>
          <table:table-cell office:value-type="string">
            <text:p>318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4</text:p>
          </table:table-cell>
          <table:table-cell office:value-type="string">
            <text:p>165</text:p>
          </table:table-cell>
          <table:table-cell office:value-type="string">
            <text:p>113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65525</text:p>
          </table:table-cell>
          <table:table-cell office:value-type="string">
            <text:p>295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331</text:p>
          </table:table-cell>
          <table:table-cell office:value-type="string">
            <text:p>27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306</text:p>
          </table:table-cell>
          <table:table-cell office:value-type="string">
            <text:p>25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85</text:p>
          </table:table-cell>
          <table:table-cell office:value-type="string">
            <text:p>23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5</text:p>
          </table:table-cell>
          <table:table-cell office:value-type="string">
            <text:p>257</text:p>
          </table:table-cell>
          <table:table-cell office:value-type="string">
            <text:p>206</text:p>
          </table:table-cell>
          <table:table-cell office:value-type="string">
            <text:p>51</text:p>
          </table:table-cell>
          <table:table-cell office:value-type="string">
            <text:p>52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68</text:p>
          </table:table-cell>
          <table:table-cell office:value-type="string">
            <text:p>218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260</text:p>
          </table:table-cell>
          <table:table-cell office:value-type="string">
            <text:p>209</text:p>
          </table:table-cell>
          <table:table-cell office:value-type="string">
            <text:p>53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5</text:p>
          </table:table-cell>
          <table:table-cell office:value-type="string">
            <text:p>248</text:p>
          </table:table-cell>
          <table:table-cell office:value-type="string">
            <text:p>195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2</text:p>
          </table:table-cell>
          <table:table-cell office:value-type="string">
            <text:p>239</text:p>
          </table:table-cell>
          <table:table-cell office:value-type="string">
            <text:p>185</text:p>
          </table:table-cell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3</text:p>
          </table:table-cell>
          <table:table-cell office:value-type="string">
            <text:p>228</text:p>
          </table:table-cell>
          <table:table-cell office:value-type="string">
            <text:p>173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254</text:p>
          </table:table-cell>
          <table:table-cell office:value-type="string">
            <text:p>20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5</text:p>
          </table:table-cell>
          <table:table-cell office:value-type="string">
            <text:p>255</text:p>
          </table:table-cell>
          <table:table-cell office:value-type="string">
            <text:p>205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64</text:p>
          </table:table-cell>
          <table:table-cell office:value-type="string">
            <text:p>21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84</text:p>
          </table:table-cell>
          <table:table-cell office:value-type="string">
            <text:p>236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271</text:p>
          </table:table-cell>
          <table:table-cell office:value-type="string">
            <text:p>22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325</text:p>
          </table:table-cell>
          <table:table-cell office:value-type="string">
            <text:p>27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345</text:p>
          </table:table-cell>
          <table:table-cell office:value-type="string">
            <text:p>29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65530</text:p>
          </table:table-cell>
          <table:table-cell office:value-type="string">
            <text:p>30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65527</text:p>
          </table:table-cell>
          <table:table-cell office:value-type="string">
            <text:p>296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5</text:p>
          </table:table-cell>
          <table:table-cell office:value-type="string">
            <text:p>186</text:p>
          </table:table-cell>
          <table:table-cell office:value-type="string">
            <text:p>184</text:p>
          </table:table-cell>
          <table:table-cell office:value-type="string">
            <text:p>65525</text:p>
          </table:table-cell>
          <table:table-cell office:value-type="string">
            <text:p>294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2</text:p>
          </table:table-cell>
          <table:table-cell office:value-type="string">
            <text:p>32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3</text:p>
          </table:table-cell>
          <table:table-cell office:value-type="string">
            <text:p>42</text:p>
          </table:table-cell>
          <table:table-cell office:value-type="string">
            <text:p>65525</text:p>
          </table:table-cell>
          <table:table-cell office:value-type="string">
            <text:p>52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76</text:p>
          </table:table-cell>
          <table:table-cell office:value-type="string">
            <text:p>26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103</text:p>
          </table:table-cell>
          <table:table-cell office:value-type="string">
            <text:p>5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103</text:p>
          </table:table-cell>
          <table:table-cell office:value-type="string">
            <text:p>55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57</text:p>
          </table:table-cell>
          <table:table-cell office:value-type="string">
            <text:p>10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183</text:p>
          </table:table-cell>
          <table:table-cell office:value-type="string">
            <text:p>130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92</text:p>
          </table:table-cell>
          <table:table-cell office:value-type="string">
            <text:p>185</text:p>
          </table:table-cell>
          <table:table-cell office:value-type="string">
            <text:p>223</text:p>
          </table:table-cell>
          <table:table-cell office:value-type="string">
            <text:p>169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4</text:p>
          </table:table-cell>
          <table:table-cell office:value-type="string">
            <text:p>241</text:p>
          </table:table-cell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2</text:p>
          </table:table-cell>
          <table:table-cell office:value-type="string">
            <text:p>185</text:p>
          </table:table-cell>
          <table:table-cell office:value-type="string">
            <text:p>255</text:p>
          </table:table-cell>
          <table:table-cell office:value-type="string">
            <text:p>205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272</text:p>
          </table:table-cell>
          <table:table-cell office:value-type="string">
            <text:p>224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294</text:p>
          </table:table-cell>
          <table:table-cell office:value-type="string">
            <text:p>24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5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342</text:p>
          </table:table-cell>
          <table:table-cell office:value-type="string">
            <text:p>28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19</text:p>
          </table:table-cell>
          <table:table-cell office:value-type="string">
            <text:p>324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2</text:p>
          </table:table-cell>
          <table:table-cell office:value-type="string">
            <text:p>308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3</text:p>
          </table:table-cell>
          <table:table-cell office:value-type="string">
            <text:p>188</text:p>
          </table:table-cell>
          <table:table-cell office:value-type="string">
            <text:p>89</text:p>
          </table:table-cell>
          <table:table-cell office:value-type="string">
            <text:p>41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304</text:p>
          </table:table-cell>
          <table:table-cell office:value-type="string">
            <text:p>254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66</text:p>
          </table:table-cell>
          <table:table-cell office:value-type="string">
            <text:p>113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91</text:p>
          </table:table-cell>
          <table:table-cell office:value-type="string">
            <text:p>183</text:p>
          </table:table-cell>
          <table:table-cell office:value-type="string">
            <text:p>210</text:p>
          </table:table-cell>
          <table:table-cell office:value-type="string">
            <text:p>156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2</text:p>
          </table:table-cell>
          <table:table-cell office:value-type="string">
            <text:p>185</text:p>
          </table:table-cell>
          <table:table-cell office:value-type="string">
            <text:p>42</text:p>
          </table:table-cell>
          <table:table-cell office:value-type="string">
            <text:p>65526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76</text:p>
          </table:table-cell>
          <table:table-cell office:value-type="string">
            <text:p>22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103</text:p>
          </table:table-cell>
          <table:table-cell office:value-type="string">
            <text:p>5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283</text:p>
          </table:table-cell>
          <table:table-cell office:value-type="string">
            <text:p>235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276</text:p>
          </table:table-cell>
          <table:table-cell office:value-type="string">
            <text:p>229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7</text:p>
          </table:table-cell>
          <table:table-cell office:value-type="string">
            <text:p>7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83</text:p>
          </table:table-cell>
          <table:table-cell office:value-type="string">
            <text:p>3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71</text:p>
          </table:table-cell>
          <table:table-cell office:value-type="string">
            <text:p>221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88</text:p>
          </table:table-cell>
          <table:table-cell office:value-type="string">
            <text:p>39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83</text:p>
          </table:table-cell>
          <table:table-cell office:value-type="string">
            <text:p>235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300</text:p>
          </table:table-cell>
          <table:table-cell office:value-type="string">
            <text:p>25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319</text:p>
          </table:table-cell>
          <table:table-cell office:value-type="string">
            <text:p>26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65533</text:p>
          </table:table-cell>
          <table:table-cell office:value-type="string">
            <text:p>303</text:p>
          </table:table-cell>
          <table:table-cell office:value-type="string">
            <text:p>47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90</text:p>
          </table:table-cell>
          <table:table-cell office:value-type="string">
            <text:p>184</text:p>
          </table:table-cell>
          <table:table-cell office:value-type="string">
            <text:p>203</text:p>
          </table:table-cell>
          <table:table-cell office:value-type="string">
            <text:p>148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95</text:p>
          </table:table-cell>
          <table:table-cell office:value-type="string">
            <text:p>46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55</text:p>
          </table:table-cell>
          <table:table-cell office:value-type="string">
            <text:p>10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91</text:p>
          </table:table-cell>
          <table:table-cell office:value-type="string">
            <text:p>184</text:p>
          </table:table-cell>
          <table:table-cell office:value-type="string">
            <text:p>226</text:p>
          </table:table-cell>
          <table:table-cell office:value-type="string">
            <text:p>17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287</text:p>
          </table:table-cell>
          <table:table-cell office:value-type="string">
            <text:p>23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43</text:p>
          </table:table-cell>
          <table:table-cell office:value-type="string">
            <text:p>91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4</text:p>
          </table:table-cell>
          <table:table-cell office:value-type="string">
            <text:p>32</text:p>
          </table:table-cell>
          <table:table-cell office:value-type="string">
            <text:p>33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77</text:p>
          </table:table-cell>
          <table:table-cell office:value-type="string">
            <text:p>27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128</text:p>
          </table:table-cell>
          <table:table-cell office:value-type="string">
            <text:p>80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82</text:p>
          </table:table-cell>
          <table:table-cell office:value-type="string">
            <text:p>12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4</text:p>
          </table:table-cell>
          <table:table-cell office:value-type="string">
            <text:p>207</text:p>
          </table:table-cell>
          <table:table-cell office:value-type="string">
            <text:p>15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60</text:p>
          </table:table-cell>
          <table:table-cell office:value-type="string">
            <text:p>211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301</text:p>
          </table:table-cell>
          <table:table-cell office:value-type="string">
            <text:p>25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65524</text:p>
          </table:table-cell>
          <table:table-cell office:value-type="string">
            <text:p>293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3</text:p>
          </table:table-cell>
          <table:table-cell office:value-type="string">
            <text:p>24</text:p>
          </table:table-cell>
          <table:table-cell office:value-type="string">
            <text:p>33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4</text:p>
          </table:table-cell>
          <table:table-cell office:value-type="string">
            <text:p>203</text:p>
          </table:table-cell>
          <table:table-cell office:value-type="string">
            <text:p>151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103</text:p>
          </table:table-cell>
          <table:table-cell office:value-type="string">
            <text:p>5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50</text:p>
          </table:table-cell>
          <table:table-cell office:value-type="string">
            <text:p>100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194</text:p>
          </table:table-cell>
          <table:table-cell office:value-type="string">
            <text:p>14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92</text:p>
          </table:table-cell>
          <table:table-cell office:value-type="string">
            <text:p>185</text:p>
          </table:table-cell>
          <table:table-cell office:value-type="string">
            <text:p>232</text:p>
          </table:table-cell>
          <table:table-cell office:value-type="string">
            <text:p>178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232</text:p>
          </table:table-cell>
          <table:table-cell office:value-type="string">
            <text:p>179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299</text:p>
          </table:table-cell>
          <table:table-cell office:value-type="string">
            <text:p>252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344</text:p>
          </table:table-cell>
          <table:table-cell office:value-type="string">
            <text:p>290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27</text:p>
          </table:table-cell>
          <table:table-cell office:value-type="string">
            <text:p>334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3</text:p>
          </table:table-cell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35</text:p>
          </table:table-cell>
          <table:table-cell office:value-type="string">
            <text:p>34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3</text:p>
          </table:table-cell>
          <table:table-cell office:value-type="string">
            <text:p>188</text:p>
          </table:table-cell>
          <table:table-cell office:value-type="string">
            <text:p>84</text:p>
          </table:table-cell>
          <table:table-cell office:value-type="string">
            <text:p>35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105</text:p>
          </table:table-cell>
          <table:table-cell office:value-type="string">
            <text:p>56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121</text:p>
          </table:table-cell>
          <table:table-cell office:value-type="string">
            <text:p>7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27</text:p>
          </table:table-cell>
          <table:table-cell office:value-type="string">
            <text:p>79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99</text:p>
          </table:table-cell>
          <table:table-cell office:value-type="string">
            <text:p>5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133</text:p>
          </table:table-cell>
          <table:table-cell office:value-type="string">
            <text:p>83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8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151</text:p>
          </table:table-cell>
          <table:table-cell office:value-type="string">
            <text:p>100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163</text:p>
          </table:table-cell>
          <table:table-cell office:value-type="string">
            <text:p>110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7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173</text:p>
          </table:table-cell>
          <table:table-cell office:value-type="string">
            <text:p>121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176</text:p>
          </table:table-cell>
          <table:table-cell office:value-type="string">
            <text:p>12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33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4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203</text:p>
          </table:table-cell>
          <table:table-cell office:value-type="string">
            <text:p>14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2</text:p>
          </table:table-cell>
          <table:table-cell office:value-type="string">
            <text:p>194</text:p>
          </table:table-cell>
          <table:table-cell office:value-type="string">
            <text:p>186</text:p>
          </table:table-cell>
          <table:table-cell office:value-type="string">
            <text:p>238</text:p>
          </table:table-cell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50</text:p>
          </table:table-cell>
          <table:table-cell office:value-type="string">
            <text:p>194</text:p>
          </table:table-cell>
          <table:table-cell office:value-type="string">
            <text:p>189</text:p>
          </table:table-cell>
          <table:table-cell office:value-type="string">
            <text:p>265</text:p>
          </table:table-cell>
          <table:table-cell office:value-type="string">
            <text:p>215</text:p>
          </table:table-cell>
          <table:table-cell office:value-type="string">
            <text:p>54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53</text:p>
          </table:table-cell>
          <table:table-cell office:value-type="string">
            <text:p>195</text:p>
          </table:table-cell>
          <table:table-cell office:value-type="string">
            <text:p>187</text:p>
          </table:table-cell>
          <table:table-cell office:value-type="string">
            <text:p>240</text:p>
          </table:table-cell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50</text:p>
          </table:table-cell>
          <table:table-cell office:value-type="string">
            <text:p>192</text:p>
          </table:table-cell>
          <table:table-cell office:value-type="string">
            <text:p>191</text:p>
          </table:table-cell>
          <table:table-cell office:value-type="string">
            <text:p>313</text:p>
          </table:table-cell>
          <table:table-cell office:value-type="string">
            <text:p>263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153</text:p>
          </table:table-cell>
          <table:table-cell office:value-type="string">
            <text:p>102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4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8</text:p>
          </table:table-cell>
          <table:table-cell office:value-type="string">
            <text:p>31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3</text:p>
          </table:table-cell>
          <table:table-cell office:value-type="string">
            <text:p>187</text:p>
          </table:table-cell>
          <table:table-cell office:value-type="string">
            <text:p>43</text:p>
          </table:table-cell>
          <table:table-cell office:value-type="string">
            <text:p>6552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3</text:p>
          </table:table-cell>
          <table:table-cell office:value-type="string">
            <text:p>193</text:p>
          </table:table-cell>
          <table:table-cell office:value-type="string">
            <text:p>187</text:p>
          </table:table-cell>
          <table:table-cell office:value-type="string">
            <text:p>230</text:p>
          </table:table-cell>
          <table:table-cell office:value-type="string">
            <text:p>177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7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47</text:p>
          </table:table-cell>
          <table:table-cell office:value-type="string">
            <text:p>192</text:p>
          </table:table-cell>
          <table:table-cell office:value-type="string">
            <text:p>190</text:p>
          </table:table-cell>
          <table:table-cell office:value-type="string">
            <text:p>111</text:p>
          </table:table-cell>
          <table:table-cell office:value-type="string">
            <text:p>6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52</text:p>
          </table:table-cell>
          <table:table-cell office:value-type="string">
            <text:p>10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196</text:p>
          </table:table-cell>
          <table:table-cell office:value-type="string">
            <text:p>143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4</text:p>
          </table:table-cell>
          <table:table-cell office:value-type="string">
            <text:p>194</text:p>
          </table:table-cell>
          <table:table-cell office:value-type="string">
            <text:p>187</text:p>
          </table:table-cell>
          <table:table-cell office:value-type="string">
            <text:p>232</text:p>
          </table:table-cell>
          <table:table-cell office:value-type="string">
            <text:p>178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91</text:p>
          </table:table-cell>
          <table:table-cell office:value-type="string">
            <text:p>287</text:p>
          </table:table-cell>
          <table:table-cell office:value-type="string">
            <text:p>238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65526</text:p>
          </table:table-cell>
          <table:table-cell office:value-type="string">
            <text:p>29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1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0</text:p>
          </table:table-cell>
          <table:table-cell office:value-type="string">
            <text:p>193</text:p>
          </table:table-cell>
          <table:table-cell office:value-type="string">
            <text:p>188</text:p>
          </table:table-cell>
          <table:table-cell office:value-type="string">
            <text:p>73</text:p>
          </table:table-cell>
          <table:table-cell office:value-type="string">
            <text:p>23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171</text:p>
          </table:table-cell>
          <table:table-cell office:value-type="string">
            <text:p>119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3</text:p>
          </table:table-cell>
          <table:table-cell office:value-type="string">
            <text:p>188</text:p>
          </table:table-cell>
          <table:table-cell office:value-type="string">
            <text:p>244</text:p>
          </table:table-cell>
          <table:table-cell office:value-type="string">
            <text:p>193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310</text:p>
          </table:table-cell>
          <table:table-cell office:value-type="string">
            <text:p>261</text:p>
          </table:table-cell>
          <table:table-cell office:value-type="string">
            <text:p>52</text:p>
          </table:table-cell>
          <table:table-cell office:value-type="string">
            <text:p>57</text:p>
          </table:table-cell>
          <table:table-cell office:value-type="string">
            <text:p>3532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8</text:p>
          </table:table-cell>
          <table:table-cell office:value-type="string">
            <text:p>315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5</text:p>
          </table:table-cell>
          <table:table-cell office:value-type="string">
            <text:p>214</text:p>
          </table:table-cell>
          <table:table-cell office:value-type="string">
            <text:p>161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117</text:p>
          </table:table-cell>
          <table:table-cell office:value-type="string">
            <text:p>70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134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251</text:p>
          </table:table-cell>
          <table:table-cell office:value-type="string">
            <text:p>201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305</text:p>
          </table:table-cell>
          <table:table-cell office:value-type="string">
            <text:p>257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152</text:p>
          </table:table-cell>
          <table:table-cell office:value-type="string">
            <text:p>100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6553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94</text:p>
          </table:table-cell>
          <table:table-cell office:value-type="string">
            <text:p>46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45</text:p>
          </table:table-cell>
          <table:table-cell office:value-type="string">
            <text:p>9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7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83</text:p>
          </table:table-cell>
          <table:table-cell office:value-type="string">
            <text:p>131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15</text:p>
          </table:table-cell>
          <table:table-cell office:value-type="string">
            <text:p>321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267</text:p>
          </table:table-cell>
          <table:table-cell office:value-type="string">
            <text:p>21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50</text:p>
          </table:table-cell>
          <table:table-cell office:value-type="string">
            <text:p>98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65527</text:p>
          </table:table-cell>
          <table:table-cell office:value-type="string">
            <text:p>297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5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0</text:p>
          </table:table-cell>
          <table:table-cell office:value-type="string">
            <text:p>325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15</text:p>
          </table:table-cell>
          <table:table-cell office:value-type="string">
            <text:p>162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71</text:p>
          </table:table-cell>
          <table:table-cell office:value-type="string">
            <text:p>20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271</text:p>
          </table:table-cell>
          <table:table-cell office:value-type="string">
            <text:p>223</text:p>
          </table:table-cell>
          <table:table-cell office:value-type="string">
            <text:p>54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123</text:p>
          </table:table-cell>
          <table:table-cell office:value-type="string">
            <text:p>7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154</text:p>
          </table:table-cell>
          <table:table-cell office:value-type="string">
            <text:p>103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317</text:p>
          </table:table-cell>
          <table:table-cell office:value-type="string">
            <text:p>268</text:p>
          </table:table-cell>
          <table:table-cell office:value-type="string">
            <text:p>51</text:p>
          </table:table-cell>
          <table:table-cell office:value-type="string">
            <text:p>57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4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217</text:p>
          </table:table-cell>
          <table:table-cell office:value-type="string">
            <text:p>163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2</text:p>
          </table:table-cell>
          <table:table-cell office:value-type="string">
            <text:p>187</text:p>
          </table:table-cell>
          <table:table-cell office:value-type="string">
            <text:p>246</text:p>
          </table:table-cell>
          <table:table-cell office:value-type="string">
            <text:p>195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68</text:p>
          </table:table-cell>
          <table:table-cell office:value-type="string">
            <text:p>219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283</text:p>
          </table:table-cell>
          <table:table-cell office:value-type="string">
            <text:p>236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0</text:p>
          </table:table-cell>
          <table:table-cell office:value-type="string">
            <text:p>193</text:p>
          </table:table-cell>
          <table:table-cell office:value-type="string">
            <text:p>188</text:p>
          </table:table-cell>
          <table:table-cell office:value-type="string">
            <text:p>255</text:p>
          </table:table-cell>
          <table:table-cell office:value-type="string">
            <text:p>205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322</text:p>
          </table:table-cell>
          <table:table-cell office:value-type="string">
            <text:p>271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0</text:p>
          </table:table-cell>
          <table:table-cell office:value-type="string">
            <text:p>306</text:p>
          </table:table-cell>
          <table:table-cell office:value-type="string">
            <text:p>53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38</text:p>
          </table:table-cell>
          <table:table-cell office:value-type="string">
            <text:p>345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72</text:p>
          </table:table-cell>
          <table:table-cell office:value-type="string">
            <text:p>2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105</text:p>
          </table:table-cell>
          <table:table-cell office:value-type="string">
            <text:p>58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43</text:p>
          </table:table-cell>
          <table:table-cell office:value-type="string">
            <text:p>9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72</text:p>
          </table:table-cell>
          <table:table-cell office:value-type="string">
            <text:p>11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2</text:p>
          </table:table-cell>
          <table:table-cell office:value-type="string">
            <text:p>186</text:p>
          </table:table-cell>
          <table:table-cell office:value-type="string">
            <text:p>240</text:p>
          </table:table-cell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278</text:p>
          </table:table-cell>
          <table:table-cell office:value-type="string">
            <text:p>230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308</text:p>
          </table:table-cell>
          <table:table-cell office:value-type="string">
            <text:p>259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330</text:p>
          </table:table-cell>
          <table:table-cell office:value-type="string">
            <text:p>279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65534</text:p>
          </table:table-cell>
          <table:table-cell office:value-type="string">
            <text:p>30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1</text:p>
          </table:table-cell>
          <table:table-cell office:value-type="string">
            <text:p>328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44</text:p>
          </table:table-cell>
          <table:table-cell office:value-type="string">
            <text:p>6552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65</text:p>
          </table:table-cell>
          <table:table-cell office:value-type="string">
            <text:p>14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92</text:p>
          </table:table-cell>
          <table:table-cell office:value-type="string">
            <text:p>4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104</text:p>
          </table:table-cell>
          <table:table-cell office:value-type="string">
            <text:p>57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47</text:p>
          </table:table-cell>
          <table:table-cell office:value-type="string">
            <text:p>97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174</text:p>
          </table:table-cell>
          <table:table-cell office:value-type="string">
            <text:p>121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14</text:p>
          </table:table-cell>
          <table:table-cell office:value-type="string">
            <text:p>160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88</text:p>
          </table:table-cell>
          <table:table-cell office:value-type="string">
            <text:p>255</text:p>
          </table:table-cell>
          <table:table-cell office:value-type="string">
            <text:p>206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277</text:p>
          </table:table-cell>
          <table:table-cell office:value-type="string">
            <text:p>229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22</text:p>
          </table:table-cell>
          <table:table-cell office:value-type="string">
            <text:p>272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331</text:p>
          </table:table-cell>
          <table:table-cell office:value-type="string">
            <text:p>280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327</text:p>
          </table:table-cell>
          <table:table-cell office:value-type="string">
            <text:p>277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1</text:p>
          </table:table-cell>
          <table:table-cell office:value-type="string">
            <text:p>305</text:p>
          </table:table-cell>
          <table:table-cell office:value-type="string">
            <text:p>257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260</text:p>
          </table:table-cell>
          <table:table-cell office:value-type="string">
            <text:p>211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288</text:p>
          </table:table-cell>
          <table:table-cell office:value-type="string">
            <text:p>240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295</text:p>
          </table:table-cell>
          <table:table-cell office:value-type="string">
            <text:p>248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22</text:p>
          </table:table-cell>
          <table:table-cell office:value-type="string">
            <text:p>273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336</text:p>
          </table:table-cell>
          <table:table-cell office:value-type="string">
            <text:p>28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39</text:p>
          </table:table-cell>
          <table:table-cell office:value-type="string">
            <text:p>8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6</text:p>
          </table:table-cell>
          <table:table-cell office:value-type="string">
            <text:p>313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44</text:p>
          </table:table-cell>
          <table:table-cell office:value-type="string">
            <text:p>6552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87</text:p>
          </table:table-cell>
          <table:table-cell office:value-type="string">
            <text:p>37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121</text:p>
          </table:table-cell>
          <table:table-cell office:value-type="string">
            <text:p>7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08</text:p>
          </table:table-cell>
          <table:table-cell office:value-type="string">
            <text:p>259</text:p>
          </table:table-cell>
          <table:table-cell office:value-type="string">
            <text:p>47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203</text:p>
          </table:table-cell>
          <table:table-cell office:value-type="string">
            <text:p>151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72</text:p>
          </table:table-cell>
          <table:table-cell office:value-type="string">
            <text:p>22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294</text:p>
          </table:table-cell>
          <table:table-cell office:value-type="string">
            <text:p>245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330</text:p>
          </table:table-cell>
          <table:table-cell office:value-type="string">
            <text:p>27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44</text:p>
          </table:table-cell>
          <table:table-cell office:value-type="string">
            <text:p>92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66</text:p>
          </table:table-cell>
          <table:table-cell office:value-type="string">
            <text:p>15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300</text:p>
          </table:table-cell>
          <table:table-cell office:value-type="string">
            <text:p>25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84</text:p>
          </table:table-cell>
          <table:table-cell office:value-type="string">
            <text:p>13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38</text:p>
          </table:table-cell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58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5</text:p>
          </table:table-cell>
          <table:table-cell office:value-type="string">
            <text:p>188</text:p>
          </table:table-cell>
          <table:table-cell office:value-type="string">
            <text:p>329</text:p>
          </table:table-cell>
          <table:table-cell office:value-type="string">
            <text:p>277</text:p>
          </table:table-cell>
          <table:table-cell office:value-type="string">
            <text:p>48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91</text:p>
          </table:table-cell>
          <table:table-cell office:value-type="string">
            <text:p>13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80</text:p>
          </table:table-cell>
          <table:table-cell office:value-type="string">
            <text:p>3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49</text:p>
          </table:table-cell>
          <table:table-cell office:value-type="string">
            <text:p>19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32</text:p>
          </table:table-cell>
          <table:table-cell office:value-type="string">
            <text:p>84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50</text:p>
          </table:table-cell>
          <table:table-cell office:value-type="string">
            <text:p>10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178</text:p>
          </table:table-cell>
          <table:table-cell office:value-type="string">
            <text:p>126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210</text:p>
          </table:table-cell>
          <table:table-cell office:value-type="string">
            <text:p>15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44</text:p>
          </table:table-cell>
          <table:table-cell office:value-type="string">
            <text:p>19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275</text:p>
          </table:table-cell>
          <table:table-cell office:value-type="string">
            <text:p>22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103</text:p>
          </table:table-cell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27</text:p>
          </table:table-cell>
          <table:table-cell office:value-type="string">
            <text:p>277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65533</text:p>
          </table:table-cell>
          <table:table-cell office:value-type="string">
            <text:p>30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31</text:p>
          </table:table-cell>
          <table:table-cell office:value-type="string">
            <text:p>33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72</text:p>
          </table:table-cell>
          <table:table-cell office:value-type="string">
            <text:p>22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117</text:p>
          </table:table-cell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37</text:p>
          </table:table-cell>
          <table:table-cell office:value-type="string">
            <text:p>88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44</text:p>
          </table:table-cell>
          <table:table-cell office:value-type="string">
            <text:p>9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44</text:p>
          </table:table-cell>
          <table:table-cell office:value-type="string">
            <text:p>92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122</text:p>
          </table:table-cell>
          <table:table-cell office:value-type="string">
            <text:p>7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36</text:p>
          </table:table-cell>
          <table:table-cell office:value-type="string">
            <text:p>86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31</text:p>
          </table:table-cell>
          <table:table-cell office:value-type="string">
            <text:p>8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22</text:p>
          </table:table-cell>
          <table:table-cell office:value-type="string">
            <text:p>75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11</text:p>
          </table:table-cell>
          <table:table-cell office:value-type="string">
            <text:p>63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61</text:p>
          </table:table-cell>
          <table:table-cell office:value-type="string">
            <text:p>212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87</text:p>
          </table:table-cell>
          <table:table-cell office:value-type="string">
            <text:p>40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91</text:p>
          </table:table-cell>
          <table:table-cell office:value-type="string">
            <text:p>42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6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114</text:p>
          </table:table-cell>
          <table:table-cell office:value-type="string">
            <text:p>68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106</text:p>
          </table:table-cell>
          <table:table-cell office:value-type="string">
            <text:p>58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182</text:p>
          </table:table-cell>
          <table:table-cell office:value-type="string">
            <text:p>13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231</text:p>
          </table:table-cell>
          <table:table-cell office:value-type="string">
            <text:p>17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265</text:p>
          </table:table-cell>
          <table:table-cell office:value-type="string">
            <text:p>217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08</text:p>
          </table:table-cell>
          <table:table-cell office:value-type="string">
            <text:p>259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136</text:p>
          </table:table-cell>
          <table:table-cell office:value-type="string">
            <text:p>8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33</text:p>
          </table:table-cell>
          <table:table-cell office:value-type="string">
            <text:p>340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78</text:p>
          </table:table-cell>
          <table:table-cell office:value-type="string">
            <text:p>2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125</text:p>
          </table:table-cell>
          <table:table-cell office:value-type="string">
            <text:p>76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5</text:p>
          </table:table-cell>
          <table:table-cell office:value-type="string">
            <text:p>173</text:p>
          </table:table-cell>
          <table:table-cell office:value-type="string">
            <text:p>121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19</text:p>
          </table:table-cell>
          <table:table-cell office:value-type="string">
            <text:p>326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32</text:p>
          </table:table-cell>
          <table:table-cell office:value-type="string">
            <text:p>17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47</text:p>
          </table:table-cell>
          <table:table-cell office:value-type="string">
            <text:p>19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256</text:p>
          </table:table-cell>
          <table:table-cell office:value-type="string">
            <text:p>20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271</text:p>
          </table:table-cell>
          <table:table-cell office:value-type="string">
            <text:p>223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83</text:p>
          </table:table-cell>
          <table:table-cell office:value-type="string">
            <text:p>3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10</text:p>
          </table:table-cell>
          <table:table-cell office:value-type="string">
            <text:p>262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154</text:p>
          </table:table-cell>
          <table:table-cell office:value-type="string">
            <text:p>10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2</text:p>
          </table:table-cell>
          <table:table-cell office:value-type="string">
            <text:p>30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21</text:p>
          </table:table-cell>
          <table:table-cell office:value-type="string">
            <text:p>327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3</text:p>
          </table:table-cell>
          <table:table-cell office:value-type="string">
            <text:p>201</text:p>
          </table:table-cell>
          <table:table-cell office:value-type="string">
            <text:p>148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82</text:p>
          </table:table-cell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294</text:p>
          </table:table-cell>
          <table:table-cell office:value-type="string">
            <text:p>24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5</text:p>
          </table:table-cell>
          <table:table-cell office:value-type="string">
            <text:p>186</text:p>
          </table:table-cell>
          <table:table-cell office:value-type="string">
            <text:p>156</text:p>
          </table:table-cell>
          <table:table-cell office:value-type="string">
            <text:p>103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188</text:p>
          </table:table-cell>
          <table:table-cell office:value-type="string">
            <text:p>134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3</text:p>
          </table:table-cell>
          <table:table-cell office:value-type="string">
            <text:p>27</text:p>
          </table:table-cell>
          <table:table-cell office:value-type="string">
            <text:p>334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48</text:p>
          </table:table-cell>
          <table:table-cell office:value-type="string">
            <text:p>19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01</text:p>
          </table:table-cell>
          <table:table-cell office:value-type="string">
            <text:p>5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331</text:p>
          </table:table-cell>
          <table:table-cell office:value-type="string">
            <text:p>280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20</text:p>
          </table:table-cell>
          <table:table-cell office:value-type="string">
            <text:p>326</text:p>
          </table:table-cell>
          <table:table-cell office:value-type="string">
            <text:p>48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189</text:p>
          </table:table-cell>
          <table:table-cell office:value-type="string">
            <text:p>13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82</text:p>
          </table:table-cell>
          <table:table-cell office:value-type="string">
            <text:p>33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265</text:p>
          </table:table-cell>
          <table:table-cell office:value-type="string">
            <text:p>216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8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135</text:p>
          </table:table-cell>
          <table:table-cell office:value-type="string">
            <text:p>87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5</text:p>
          </table:table-cell>
          <table:table-cell office:value-type="string">
            <text:p>185</text:p>
          </table:table-cell>
          <table:table-cell office:value-type="string">
            <text:p>170</text:p>
          </table:table-cell>
          <table:table-cell office:value-type="string">
            <text:p>11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3</text:p>
          </table:table-cell>
          <table:table-cell office:value-type="string">
            <text:p>208</text:p>
          </table:table-cell>
          <table:table-cell office:value-type="string">
            <text:p>155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42</text:p>
          </table:table-cell>
          <table:table-cell office:value-type="string">
            <text:p>190</text:p>
          </table:table-cell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72</text:p>
          </table:table-cell>
          <table:table-cell office:value-type="string">
            <text:p>2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80</text:p>
          </table:table-cell>
          <table:table-cell office:value-type="string">
            <text:p>23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273</text:p>
          </table:table-cell>
          <table:table-cell office:value-type="string">
            <text:p>226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255</text:p>
          </table:table-cell>
          <table:table-cell office:value-type="string">
            <text:p>206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43</text:p>
          </table:table-cell>
          <table:table-cell office:value-type="string">
            <text:p>19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2</text:p>
          </table:table-cell>
          <table:table-cell office:value-type="string">
            <text:p>36</text:p>
          </table:table-cell>
          <table:table-cell office:value-type="string">
            <text:p>34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2</text:p>
          </table:table-cell>
          <table:table-cell office:value-type="string">
            <text:p>238</text:p>
          </table:table-cell>
          <table:table-cell office:value-type="string">
            <text:p>185</text:p>
          </table:table-cell>
          <table:table-cell office:value-type="string">
            <text:p>51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0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254</text:p>
          </table:table-cell>
          <table:table-cell office:value-type="string">
            <text:p>204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7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293</text:p>
          </table:table-cell>
          <table:table-cell office:value-type="string">
            <text:p>246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5</text:p>
          </table:table-cell>
          <table:table-cell office:value-type="string">
            <text:p>185</text:p>
          </table:table-cell>
          <table:table-cell office:value-type="string">
            <text:p>184</text:p>
          </table:table-cell>
          <table:table-cell office:value-type="string">
            <text:p>65529</text:p>
          </table:table-cell>
          <table:table-cell office:value-type="string">
            <text:p>29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15</text:p>
          </table:table-cell>
          <table:table-cell office:value-type="string">
            <text:p>321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4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3</text:p>
          </table:table-cell>
          <table:table-cell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74</text:p>
          </table:table-cell>
          <table:table-cell office:value-type="string">
            <text:p>2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95</text:p>
          </table:table-cell>
          <table:table-cell office:value-type="string">
            <text:p>47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56</text:p>
          </table:table-cell>
          <table:table-cell office:value-type="string">
            <text:p>207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49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129</text:p>
          </table:table-cell>
          <table:table-cell office:value-type="string">
            <text:p>8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5</text:p>
          </table:table-cell>
          <table:table-cell office:value-type="string">
            <text:p>187</text:p>
          </table:table-cell>
          <table:table-cell office:value-type="string">
            <text:p>146</text:p>
          </table:table-cell>
          <table:table-cell office:value-type="string">
            <text:p>94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157</text:p>
          </table:table-cell>
          <table:table-cell office:value-type="string">
            <text:p>10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3</text:p>
          </table:table-cell>
          <table:table-cell office:value-type="string">
            <text:p>191</text:p>
          </table:table-cell>
          <table:table-cell office:value-type="string">
            <text:p>13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4</text:p>
          </table:table-cell>
          <table:table-cell office:value-type="string">
            <text:p>202</text:p>
          </table:table-cell>
          <table:table-cell office:value-type="string">
            <text:p>14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76</text:p>
          </table:table-cell>
          <table:table-cell office:value-type="string">
            <text:p>228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06</text:p>
          </table:table-cell>
          <table:table-cell office:value-type="string">
            <text:p>257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329</text:p>
          </table:table-cell>
          <table:table-cell office:value-type="string">
            <text:p>278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65535</text:p>
          </table:table-cell>
          <table:table-cell office:value-type="string">
            <text:p>305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2</text:p>
          </table:table-cell>
          <table:table-cell office:value-type="string">
            <text:p>30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75</text:p>
          </table:table-cell>
          <table:table-cell office:value-type="string">
            <text:p>24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105</text:p>
          </table:table-cell>
          <table:table-cell office:value-type="string">
            <text:p>58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123</text:p>
          </table:table-cell>
          <table:table-cell office:value-type="string">
            <text:p>7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25</text:p>
          </table:table-cell>
          <table:table-cell office:value-type="string">
            <text:p>275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81</text:p>
          </table:table-cell>
          <table:table-cell office:value-type="string">
            <text:p>131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294</text:p>
          </table:table-cell>
          <table:table-cell office:value-type="string">
            <text:p>247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98</text:p>
          </table:table-cell>
          <table:table-cell office:value-type="string">
            <text:p>24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04</text:p>
          </table:table-cell>
          <table:table-cell office:value-type="string">
            <text:p>256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21</text:p>
          </table:table-cell>
          <table:table-cell office:value-type="string">
            <text:p>271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154</text:p>
          </table:table-cell>
          <table:table-cell office:value-type="string">
            <text:p>10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19</text:p>
          </table:table-cell>
          <table:table-cell office:value-type="string">
            <text:p>325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44</text:p>
          </table:table-cell>
          <table:table-cell office:value-type="string">
            <text:p>6552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2</text:p>
          </table:table-cell>
          <table:table-cell office:value-type="string">
            <text:p>192</text:p>
          </table:table-cell>
          <table:table-cell office:value-type="string">
            <text:p>188</text:p>
          </table:table-cell>
          <table:table-cell office:value-type="string">
            <text:p>65</text:p>
          </table:table-cell>
          <table:table-cell office:value-type="string">
            <text:p>13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84</text:p>
          </table:table-cell>
          <table:table-cell office:value-type="string">
            <text:p>35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2</text:p>
          </table:table-cell>
          <table:table-cell office:value-type="string">
            <text:p>189</text:p>
          </table:table-cell>
          <table:table-cell office:value-type="string">
            <text:p>264</text:p>
          </table:table-cell>
          <table:table-cell office:value-type="string">
            <text:p>213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00</text:p>
          </table:table-cell>
          <table:table-cell office:value-type="string">
            <text:p>5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03</text:p>
          </table:table-cell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18</text:p>
          </table:table-cell>
          <table:table-cell office:value-type="string">
            <text:p>70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47</text:p>
          </table:table-cell>
          <table:table-cell office:value-type="string">
            <text:p>9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44</text:p>
          </table:table-cell>
          <table:table-cell office:value-type="string">
            <text:p>290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202</text:p>
          </table:table-cell>
          <table:table-cell office:value-type="string">
            <text:p>147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4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25</text:p>
          </table:table-cell>
          <table:table-cell office:value-type="string">
            <text:p>171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49</text:p>
          </table:table-cell>
          <table:table-cell office:value-type="string">
            <text:p>199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283</text:p>
          </table:table-cell>
          <table:table-cell office:value-type="string">
            <text:p>235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91</text:p>
          </table:table-cell>
          <table:table-cell office:value-type="string">
            <text:p>124</text:p>
          </table:table-cell>
          <table:table-cell office:value-type="string">
            <text:p>76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65527</text:p>
          </table:table-cell>
          <table:table-cell office:value-type="string">
            <text:p>296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4</text:p>
          </table:table-cell>
          <table:table-cell office:value-type="string">
            <text:p>31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</text:p>
          </table:table-cell>
          <table:table-cell office:value-type="string">
            <text:p>310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25</text:p>
          </table:table-cell>
          <table:table-cell office:value-type="string">
            <text:p>332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95</text:p>
          </table:table-cell>
          <table:table-cell office:value-type="string">
            <text:p>142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58</text:p>
          </table:table-cell>
          <table:table-cell office:value-type="string">
            <text:p>5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82</text:p>
          </table:table-cell>
          <table:table-cell office:value-type="string">
            <text:p>33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1</text:p>
          </table:table-cell>
          <table:table-cell office:value-type="string">
            <text:p>106</text:p>
          </table:table-cell>
          <table:table-cell office:value-type="string">
            <text:p>58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130</text:p>
          </table:table-cell>
          <table:table-cell office:value-type="string">
            <text:p>8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1</text:p>
          </table:table-cell>
          <table:table-cell office:value-type="string">
            <text:p>124</text:p>
          </table:table-cell>
          <table:table-cell office:value-type="string">
            <text:p>76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136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29</text:p>
          </table:table-cell>
          <table:table-cell office:value-type="string">
            <text:p>176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48</text:p>
          </table:table-cell>
          <table:table-cell office:value-type="string">
            <text:p>192</text:p>
          </table:table-cell>
          <table:table-cell office:value-type="string">
            <text:p>190</text:p>
          </table:table-cell>
          <table:table-cell office:value-type="string">
            <text:p>264</text:p>
          </table:table-cell>
          <table:table-cell office:value-type="string">
            <text:p>216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1</text:p>
          </table:table-cell>
          <table:table-cell office:value-type="string">
            <text:p>293</text:p>
          </table:table-cell>
          <table:table-cell office:value-type="string">
            <text:p>245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1</text:p>
          </table:table-cell>
          <table:table-cell office:value-type="string">
            <text:p>297</text:p>
          </table:table-cell>
          <table:table-cell office:value-type="string">
            <text:p>249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</text:p>
          </table:table-cell>
          <table:table-cell office:value-type="string">
            <text:p>30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106</text:p>
          </table:table-cell>
          <table:table-cell office:value-type="string">
            <text:p>59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52</text:p>
          </table:table-cell>
          <table:table-cell office:value-type="string">
            <text:p>101</text:p>
          </table:table-cell>
          <table:table-cell office:value-type="string">
            <text:p>48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90</text:p>
          </table:table-cell>
          <table:table-cell office:value-type="string">
            <text:p>150</text:p>
          </table:table-cell>
          <table:table-cell office:value-type="string">
            <text:p>99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33</text:p>
          </table:table-cell>
          <table:table-cell office:value-type="string">
            <text:p>180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273</text:p>
          </table:table-cell>
          <table:table-cell office:value-type="string">
            <text:p>226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16</text:p>
          </table:table-cell>
          <table:table-cell office:value-type="string">
            <text:p>266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65527</text:p>
          </table:table-cell>
          <table:table-cell office:value-type="string">
            <text:p>29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43</text:p>
          </table:table-cell>
          <table:table-cell office:value-type="string">
            <text:p>288</text:p>
          </table:table-cell>
          <table:table-cell office:value-type="string">
            <text:p>48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2</text:p>
          </table:table-cell>
          <table:table-cell office:value-type="string">
            <text:p>192</text:p>
          </table:table-cell>
          <table:table-cell office:value-type="string">
            <text:p>188</text:p>
          </table:table-cell>
          <table:table-cell office:value-type="string">
            <text:p>63</text:p>
          </table:table-cell>
          <table:table-cell office:value-type="string">
            <text:p>1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105</text:p>
          </table:table-cell>
          <table:table-cell office:value-type="string">
            <text:p>58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49</text:p>
          </table:table-cell>
          <table:table-cell office:value-type="string">
            <text:p>9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75</text:p>
          </table:table-cell>
          <table:table-cell office:value-type="string">
            <text:p>12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44</text:p>
          </table:table-cell>
          <table:table-cell office:value-type="string">
            <text:p>29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34</text:p>
          </table:table-cell>
          <table:table-cell office:value-type="string">
            <text:p>181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49</text:p>
          </table:table-cell>
          <table:table-cell office:value-type="string">
            <text:p>192</text:p>
          </table:table-cell>
          <table:table-cell office:value-type="string">
            <text:p>190</text:p>
          </table:table-cell>
          <table:table-cell office:value-type="string">
            <text:p>262</text:p>
          </table:table-cell>
          <table:table-cell office:value-type="string">
            <text:p>213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0</text:p>
          </table:table-cell>
          <table:table-cell office:value-type="string">
            <text:p>190</text:p>
          </table:table-cell>
          <table:table-cell office:value-type="string">
            <text:p>191</text:p>
          </table:table-cell>
          <table:table-cell office:value-type="string">
            <text:p>304</text:p>
          </table:table-cell>
          <table:table-cell office:value-type="string">
            <text:p>254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8</text:p>
          </table:table-cell>
          <table:table-cell office:value-type="string">
            <text:p>315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75</text:p>
          </table:table-cell>
          <table:table-cell office:value-type="string">
            <text:p>2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122</text:p>
          </table:table-cell>
          <table:table-cell office:value-type="string">
            <text:p>7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91</text:p>
          </table:table-cell>
          <table:table-cell office:value-type="string">
            <text:p>324</text:p>
          </table:table-cell>
          <table:table-cell office:value-type="string">
            <text:p>274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198</text:p>
          </table:table-cell>
          <table:table-cell office:value-type="string">
            <text:p>14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44</text:p>
          </table:table-cell>
          <table:table-cell office:value-type="string">
            <text:p>19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91</text:p>
          </table:table-cell>
          <table:table-cell office:value-type="string">
            <text:p>293</text:p>
          </table:table-cell>
          <table:table-cell office:value-type="string">
            <text:p>246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347</text:p>
          </table:table-cell>
          <table:table-cell office:value-type="string">
            <text:p>293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5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29</text:p>
          </table:table-cell>
          <table:table-cell office:value-type="string">
            <text:p>174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90</text:p>
          </table:table-cell>
          <table:table-cell office:value-type="string">
            <text:p>91</text:p>
          </table:table-cell>
          <table:table-cell office:value-type="string">
            <text:p>4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91</text:p>
          </table:table-cell>
          <table:table-cell office:value-type="string">
            <text:p>127</text:p>
          </table:table-cell>
          <table:table-cell office:value-type="string">
            <text:p>78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75</text:p>
          </table:table-cell>
          <table:table-cell office:value-type="string">
            <text:p>12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5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30</text:p>
          </table:table-cell>
          <table:table-cell office:value-type="string">
            <text:p>175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79</text:p>
          </table:table-cell>
          <table:table-cell office:value-type="string">
            <text:p>31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90</text:p>
          </table:table-cell>
          <table:table-cell office:value-type="string">
            <text:p>319</text:p>
          </table:table-cell>
          <table:table-cell office:value-type="string">
            <text:p>268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65534</text:p>
          </table:table-cell>
          <table:table-cell office:value-type="string">
            <text:p>304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30</text:p>
          </table:table-cell>
          <table:table-cell office:value-type="string">
            <text:p>33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67</text:p>
          </table:table-cell>
          <table:table-cell office:value-type="string">
            <text:p>15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03</text:p>
          </table:table-cell>
          <table:table-cell office:value-type="string">
            <text:p>54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160</text:p>
          </table:table-cell>
          <table:table-cell office:value-type="string">
            <text:p>108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201</text:p>
          </table:table-cell>
          <table:table-cell office:value-type="string">
            <text:p>14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5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32</text:p>
          </table:table-cell>
          <table:table-cell office:value-type="string">
            <text:p>177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56</text:p>
          </table:table-cell>
          <table:table-cell office:value-type="string">
            <text:p>206</text:p>
          </table:table-cell>
          <table:table-cell office:value-type="string">
            <text:p>53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71</text:p>
          </table:table-cell>
          <table:table-cell office:value-type="string">
            <text:p>20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10</text:p>
          </table:table-cell>
          <table:table-cell office:value-type="string">
            <text:p>261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65534</text:p>
          </table:table-cell>
          <table:table-cell office:value-type="string">
            <text:p>30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56</text:p>
          </table:table-cell>
          <table:table-cell office:value-type="string">
            <text:p>4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117</text:p>
          </table:table-cell>
          <table:table-cell office:value-type="string">
            <text:p>6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57</text:p>
          </table:table-cell>
          <table:table-cell office:value-type="string">
            <text:p>10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33</text:p>
          </table:table-cell>
          <table:table-cell office:value-type="string">
            <text:p>180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51</text:p>
          </table:table-cell>
          <table:table-cell office:value-type="string">
            <text:p>191</text:p>
          </table:table-cell>
          <table:table-cell office:value-type="string">
            <text:p>189</text:p>
          </table:table-cell>
          <table:table-cell office:value-type="string">
            <text:p>265</text:p>
          </table:table-cell>
          <table:table-cell office:value-type="string">
            <text:p>214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90</text:p>
          </table:table-cell>
          <table:table-cell office:value-type="string">
            <text:p>277</text:p>
          </table:table-cell>
          <table:table-cell office:value-type="string">
            <text:p>229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295</text:p>
          </table:table-cell>
          <table:table-cell office:value-type="string">
            <text:p>247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293</text:p>
          </table:table-cell>
          <table:table-cell office:value-type="string">
            <text:p>245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338</text:p>
          </table:table-cell>
          <table:table-cell office:value-type="string">
            <text:p>285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65530</text:p>
          </table:table-cell>
          <table:table-cell office:value-type="string">
            <text:p>29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5</text:p>
          </table:table-cell>
          <table:table-cell office:value-type="string">
            <text:p>321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33</text:p>
          </table:table-cell>
          <table:table-cell office:value-type="string">
            <text:p>340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0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5</text:p>
          </table:table-cell>
          <table:table-cell office:value-type="string">
            <text:p>45</text:p>
          </table:table-cell>
          <table:table-cell office:value-type="string">
            <text:p>65529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40</text:p>
          </table:table-cell>
          <table:table-cell office:value-type="string">
            <text:p>34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49</text:p>
          </table:table-cell>
          <table:table-cell office:value-type="string">
            <text:p>65532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32</text:p>
          </table:table-cell>
          <table:table-cell office:value-type="string">
            <text:p>33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105</text:p>
          </table:table-cell>
          <table:table-cell office:value-type="string">
            <text:p>58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0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142</text:p>
          </table:table-cell>
          <table:table-cell office:value-type="string">
            <text:p>92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7</text:p>
          </table:table-cell>
          <table:table-cell office:value-type="string">
            <text:p>175</text:p>
          </table:table-cell>
          <table:table-cell office:value-type="string">
            <text:p>123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193</text:p>
          </table:table-cell>
          <table:table-cell office:value-type="string">
            <text:p>139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342</text:p>
          </table:table-cell>
          <table:table-cell office:value-type="string">
            <text:p>288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6</text:p>
          </table:table-cell>
          <table:table-cell office:value-type="string">
            <text:p>205</text:p>
          </table:table-cell>
          <table:table-cell office:value-type="string">
            <text:p>15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14</text:p>
          </table:table-cell>
          <table:table-cell office:value-type="string">
            <text:p>160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226</text:p>
          </table:table-cell>
          <table:table-cell office:value-type="string">
            <text:p>17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247</text:p>
          </table:table-cell>
          <table:table-cell office:value-type="string">
            <text:p>19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75</text:p>
          </table:table-cell>
          <table:table-cell office:value-type="string">
            <text:p>2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285</text:p>
          </table:table-cell>
          <table:table-cell office:value-type="string">
            <text:p>237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93</text:p>
          </table:table-cell>
          <table:table-cell office:value-type="string">
            <text:p>43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83</text:p>
          </table:table-cell>
          <table:table-cell office:value-type="string">
            <text:p>235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7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84</text:p>
          </table:table-cell>
          <table:table-cell office:value-type="string">
            <text:p>237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88</text:p>
          </table:table-cell>
          <table:table-cell office:value-type="string">
            <text:p>240</text:p>
          </table:table-cell>
          <table:table-cell office:value-type="string">
            <text:p>52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04</text:p>
          </table:table-cell>
          <table:table-cell office:value-type="string">
            <text:p>255</text:p>
          </table:table-cell>
          <table:table-cell office:value-type="string">
            <text:p>48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28</text:p>
          </table:table-cell>
          <table:table-cell office:value-type="string">
            <text:p>80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8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338</text:p>
          </table:table-cell>
          <table:table-cell office:value-type="string">
            <text:p>284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65527</text:p>
          </table:table-cell>
          <table:table-cell office:value-type="string">
            <text:p>297</text:p>
          </table:table-cell>
          <table:table-cell office:value-type="string">
            <text:p>48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54</text:p>
          </table:table-cell>
          <table:table-cell office:value-type="string">
            <text:p>185</text:p>
          </table:table-cell>
          <table:table-cell office:value-type="string">
            <text:p>186</text:p>
          </table:table-cell>
          <table:table-cell office:value-type="string">
            <text:p>3</text:p>
          </table:table-cell>
          <table:table-cell office:value-type="string">
            <text:p>309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25</text:p>
          </table:table-cell>
          <table:table-cell office:value-type="string">
            <text:p>331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28</text:p>
          </table:table-cell>
          <table:table-cell office:value-type="string">
            <text:p>174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01</text:p>
          </table:table-cell>
          <table:table-cell office:value-type="string">
            <text:p>5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1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138</text:p>
          </table:table-cell>
          <table:table-cell office:value-type="string">
            <text:p>8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167</text:p>
          </table:table-cell>
          <table:table-cell office:value-type="string">
            <text:p>11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134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200</text:p>
          </table:table-cell>
          <table:table-cell office:value-type="string">
            <text:p>146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32</text:p>
          </table:table-cell>
          <table:table-cell office:value-type="string">
            <text:p>179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263</text:p>
          </table:table-cell>
          <table:table-cell office:value-type="string">
            <text:p>213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277</text:p>
          </table:table-cell>
          <table:table-cell office:value-type="string">
            <text:p>229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92</text:p>
          </table:table-cell>
          <table:table-cell office:value-type="string">
            <text:p>244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04</text:p>
          </table:table-cell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337</text:p>
          </table:table-cell>
          <table:table-cell office:value-type="string">
            <text:p>284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12</text:p>
          </table:table-cell>
          <table:table-cell office:value-type="string">
            <text:p>31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61</text:p>
          </table:table-cell>
          <table:table-cell office:value-type="string">
            <text:p>8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01</text:p>
          </table:table-cell>
          <table:table-cell office:value-type="string">
            <text:p>5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03</text:p>
          </table:table-cell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159</text:p>
          </table:table-cell>
          <table:table-cell office:value-type="string">
            <text:p>107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198</text:p>
          </table:table-cell>
          <table:table-cell office:value-type="string">
            <text:p>144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74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39</text:p>
          </table:table-cell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7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276</text:p>
          </table:table-cell>
          <table:table-cell office:value-type="string">
            <text:p>229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90</text:p>
          </table:table-cell>
          <table:table-cell office:value-type="string">
            <text:p>288</text:p>
          </table:table-cell>
          <table:table-cell office:value-type="string">
            <text:p>239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6</text:p>
          </table:table-cell>
          <table:table-cell office:value-type="string">
            <text:p>337</text:p>
          </table:table-cell>
          <table:table-cell office:value-type="string">
            <text:p>28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65530</text:p>
          </table:table-cell>
          <table:table-cell office:value-type="string">
            <text:p>299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65532</text:p>
          </table:table-cell>
          <table:table-cell office:value-type="string">
            <text:p>302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65526</text:p>
          </table:table-cell>
          <table:table-cell office:value-type="string">
            <text:p>29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7</text:p>
          </table:table-cell>
          <table:table-cell office:value-type="string">
            <text:p>190</text:p>
          </table:table-cell>
          <table:table-cell office:value-type="string">
            <text:p>310</text:p>
          </table:table-cell>
          <table:table-cell office:value-type="string">
            <text:p>262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6</text:p>
          </table:table-cell>
          <table:table-cell office:value-type="string">
            <text:p>189</text:p>
          </table:table-cell>
          <table:table-cell office:value-type="string">
            <text:p>333</text:p>
          </table:table-cell>
          <table:table-cell office:value-type="string">
            <text:p>282</text:p>
          </table:table-cell>
          <table:table-cell office:value-type="string">
            <text:p>48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332</text:p>
          </table:table-cell>
          <table:table-cell office:value-type="string">
            <text:p>280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8</text:p>
          </table:table-cell>
          <table:table-cell office:value-type="string">
            <text:p>337</text:p>
          </table:table-cell>
          <table:table-cell office:value-type="string">
            <text:p>285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9</text:p>
          </table:table-cell>
          <table:table-cell office:value-type="string">
            <text:p>342</text:p>
          </table:table-cell>
          <table:table-cell office:value-type="string">
            <text:p>288</text:p>
          </table:table-cell>
          <table:table-cell office:value-type="string">
            <text:p>49</text:p>
          </table:table-cell>
          <table:table-cell office:value-type="string">
            <text:p>56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8</text:p>
          </table:table-cell>
          <table:table-cell office:value-type="string">
            <text:p>190</text:p>
          </table:table-cell>
          <table:table-cell office:value-type="string">
            <text:p>300</text:p>
          </table:table-cell>
          <table:table-cell office:value-type="string">
            <text:p>252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4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65534</text:p>
          </table:table-cell>
          <table:table-cell office:value-type="string">
            <text:p>304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28</text:p>
          </table:table-cell>
          <table:table-cell office:value-type="string">
            <text:p>77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20</text:p>
          </table:table-cell>
          <table:table-cell office:value-type="string">
            <text:p>325</text:p>
          </table:table-cell>
          <table:table-cell office:value-type="string">
            <text:p>48</text:p>
          </table:table-cell>
          <table:table-cell office:value-type="string">
            <text:p>54</text:p>
          </table:table-cell>
          <table:table-cell office:value-type="string">
            <text:p>3533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44</text:p>
          </table:table-cell>
          <table:table-cell office:value-type="string">
            <text:p>65528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78</text:p>
          </table:table-cell>
          <table:table-cell office:value-type="string">
            <text:p>29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9</text:p>
          </table:table-cell>
          <table:table-cell office:value-type="string">
            <text:p>187</text:p>
          </table:table-cell>
          <table:table-cell office:value-type="string">
            <text:p>82</text:p>
          </table:table-cell>
          <table:table-cell office:value-type="string">
            <text:p>33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160</text:p>
          </table:table-cell>
          <table:table-cell office:value-type="string">
            <text:p>108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7</text:p>
          </table:table-cell>
          <table:table-cell office:value-type="string">
            <text:p>185</text:p>
          </table:table-cell>
          <table:table-cell office:value-type="string">
            <text:p>191</text:p>
          </table:table-cell>
          <table:table-cell office:value-type="string">
            <text:p>138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216</text:p>
          </table:table-cell>
          <table:table-cell office:value-type="string">
            <text:p>165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50</text:p>
          </table:table-cell>
          <table:table-cell office:value-type="string">
            <text:p>191</text:p>
          </table:table-cell>
          <table:table-cell office:value-type="string">
            <text:p>188</text:p>
          </table:table-cell>
          <table:table-cell office:value-type="string">
            <text:p>251</text:p>
          </table:table-cell>
          <table:table-cell office:value-type="string">
            <text:p>201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79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0</text:p>
          </table:table-cell>
          <table:table-cell office:value-type="string">
            <text:p>190</text:p>
          </table:table-cell>
          <table:table-cell office:value-type="string">
            <text:p>187</text:p>
          </table:table-cell>
          <table:table-cell office:value-type="string">
            <text:p>78</text:p>
          </table:table-cell>
          <table:table-cell office:value-type="string">
            <text:p>28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344</text:p>
          </table:table-cell>
          <table:table-cell office:value-type="string">
            <text:p>291</text:p>
          </table:table-cell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9</text:p>
          </table:table-cell>
          <table:table-cell office:value-type="string">
            <text:p>184</text:p>
          </table:table-cell>
          <table:table-cell office:value-type="string">
            <text:p>52</text:p>
          </table:table-cell>
          <table:table-cell office:value-type="string">
            <text:p>0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8</text:p>
          </table:table-cell>
          <table:table-cell office:value-type="string">
            <text:p>124</text:p>
          </table:table-cell>
          <table:table-cell office:value-type="string">
            <text:p>75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3</text:p>
          </table:table-cell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191</text:p>
          </table:table-cell>
          <table:table-cell office:value-type="string">
            <text:p>138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2</text:p>
          </table:table-cell>
          <table:table-cell office:value-type="string">
            <text:p>190</text:p>
          </table:table-cell>
          <table:table-cell office:value-type="string">
            <text:p>186</text:p>
          </table:table-cell>
          <table:table-cell office:value-type="string">
            <text:p>245</text:p>
          </table:table-cell>
          <table:table-cell office:value-type="string">
            <text:p>193</text:p>
          </table:table-cell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8</text:p>
          </table:table-cell>
          <table:table-cell office:value-type="string">
            <text:p>294</text:p>
          </table:table-cell>
          <table:table-cell office:value-type="string">
            <text:p>246</text:p>
          </table:table-cell>
          <table:table-cell office:value-type="string">
            <text:p>51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2</text:p>
          </table:table-cell>
          <table:table-cell office:value-type="string">
            <text:p>186</text:p>
          </table:table-cell>
          <table:table-cell office:value-type="string">
            <text:p>187</text:p>
          </table:table-cell>
          <table:table-cell office:value-type="string">
            <text:p>153</text:p>
          </table:table-cell>
          <table:table-cell office:value-type="string">
            <text:p>10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37</text:p>
          </table:table-cell>
          <table:table-cell office:value-type="string">
            <text:p>344</text:p>
          </table:table-cell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75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78</text:p>
          </table:table-cell>
          <table:table-cell office:value-type="string">
            <text:p>29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8</text:p>
          </table:table-cell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14</text:p>
          </table:table-cell>
          <table:table-cell office:value-type="string">
            <text:p>66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88</text:p>
          </table:table-cell>
          <table:table-cell office:value-type="string">
            <text:p>187</text:p>
          </table:table-cell>
          <table:table-cell office:value-type="string">
            <text:p>142</text:p>
          </table:table-cell>
          <table:table-cell office:value-type="string">
            <text:p>91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0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331</text:p>
          </table:table-cell>
          <table:table-cell office:value-type="string">
            <text:p>279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2</text:p>
          </table:table-cell>
          <table:table-cell office:value-type="string">
            <text:p>188</text:p>
          </table:table-cell>
          <table:table-cell office:value-type="string">
            <text:p>186</text:p>
          </table:table-cell>
          <table:table-cell office:value-type="string">
            <text:p>180</text:p>
          </table:table-cell>
          <table:table-cell office:value-type="string">
            <text:p>128</text:p>
          </table:table-cell>
          <table:table-cell office:value-type="string">
            <text:p>50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3</text:p>
          </table:table-cell>
          <table:table-cell office:value-type="string">
            <text:p>189</text:p>
          </table:table-cell>
          <table:table-cell office:value-type="string">
            <text:p>185</text:p>
          </table:table-cell>
          <table:table-cell office:value-type="string">
            <text:p>209</text:p>
          </table:table-cell>
          <table:table-cell office:value-type="string">
            <text:p>156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53</text:p>
          </table:table-cell>
          <table:table-cell office:value-type="string">
            <text:p>191</text:p>
          </table:table-cell>
          <table:table-cell office:value-type="string">
            <text:p>186</text:p>
          </table:table-cell>
          <table:table-cell office:value-type="string">
            <text:p>248</text:p>
          </table:table-cell>
          <table:table-cell office:value-type="string">
            <text:p>195</text:p>
          </table:table-cell>
          <table:table-cell office:value-type="string">
            <text:p>53</text:p>
          </table:table-cell>
          <table:table-cell office:value-type="string">
            <text:p>54</text:p>
          </table:table-cell>
          <table:table-cell office:value-type="string">
            <text:p>3531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8</text:p>
          </table:table-cell>
          <table:table-cell office:value-type="string">
            <text:p>189</text:p>
          </table:table-cell>
          <table:table-cell office:value-type="string">
            <text:p>287</text:p>
          </table:table-cell>
          <table:table-cell office:value-type="string">
            <text:p>238</text:p>
          </table:table-cell>
          <table:table-cell office:value-type="string">
            <text:p>49</text:p>
          </table:table-cell>
          <table:table-cell office:value-type="string">
            <text:p>55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9</text:p>
          </table:table-cell>
          <table:table-cell office:value-type="string">
            <text:p>309</text:p>
          </table:table-cell>
          <table:table-cell office:value-type="string">
            <text:p>260</text:p>
          </table:table-cell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55</text:p>
          </table:table-cell>
          <table:table-cell office:value-type="string">
            <text:p>187</text:p>
          </table:table-cell>
          <table:table-cell office:value-type="string">
            <text:p>186</text:p>
          </table:table-cell>
          <table:table-cell office:value-type="string">
            <text:p>0</text:p>
          </table:table-cell>
          <table:table-cell office:value-type="string">
            <text:p>305</text:p>
          </table:table-cell>
          <table:table-cell office:value-type="string">
            <text:p>50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51</text:p>
          </table:table-cell>
          <table:table-cell office:value-type="string">
            <text:p>190</text:p>
          </table:table-cell>
          <table:table-cell office:value-type="string">
            <text:p>184</text:p>
          </table:table-cell>
          <table:table-cell office:value-type="string">
            <text:p>41</text:p>
          </table:table-cell>
          <table:table-cell office:value-type="string">
            <text:p>65526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49</text:p>
          </table:table-cell>
          <table:table-cell office:value-type="string">
            <text:p>191</text:p>
          </table:table-cell>
          <table:table-cell office:value-type="string">
            <text:p>187</text:p>
          </table:table-cell>
          <table:table-cell office:value-type="string">
            <text:p>254</text:p>
          </table:table-cell>
          <table:table-cell office:value-type="string">
            <text:p>205</text:p>
          </table:table-cell>
          <table:table-cell office:value-type="string">
            <text:p>51</text:p>
          </table:table-cell>
          <table:table-cell office:value-type="string">
            <text:p>54</text:p>
          </table:table-cell>
          <table:table-cell office:value-type="string">
            <text:p>3529</text:p>
          </table:table-cell>
          <table:table-cell office:value-type="string">
            <text:p>92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49</text:p>
          </table:table-cell>
          <table:table-cell office:value-type="string">
            <text:p>187</text:p>
          </table:table-cell>
          <table:table-cell office:value-type="string">
            <text:p>188</text:p>
          </table:table-cell>
          <table:table-cell office:value-type="string">
            <text:p>129</text:p>
          </table:table-cell>
          <table:table-cell office:value-type="string">
            <text:p>80</text:p>
          </table:table-cell>
          <table:table-cell office:value-type="string">
            <text:p>51</text:p>
          </table:table-cell>
          <table:table-cell office:value-type="string">
            <text:p>55</text:p>
          </table:table-cell>
          <table:table-cell office:value-type="string">
            <text:p>3532</text:p>
          </table:table-cell>
          <table:table-cell office:value-type="string">
            <text:p>92</text:p>
          </table:table-cell>
        </table:table-row>
      </table:table>
      <table:table table:name="Sheet 2"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